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Text_20_body">
      <style:text-properties officeooo:paragraph-rsid="00064d2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6"/>
    <style:style style:name="T1" style:family="text">
      <style:text-properties officeooo:rsid="0007ed7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itle: Slow Computer Performance - Request for Support</text:span></text:p>
      <text:p text:style-name="Text_20_body"><text:span text:style-name="Strong_20_Emphasis">User:</text:span><text:line-break/>Hi, I <text:span text:style-name="T1">have</text:span> been experiencing <text:span text:style-name="T1">extreme</text:span> slow performance on my <text:span text:style-name="T1">laptop</text:span> lately. It takes <text:span text:style-name="T1">years opening </text:span>programs, even <text:span text:style-name="T1">using </text:span>the <text:span text:style-name="T1">web browser </text:span>feels <text:span text:style-name="T1">slow!</text:span> Could<text:span text:style-name="T1">d</text:span> you help me <text:span text:style-name="T1">fixing</text:span> <text:span text:style-name="T1">that</text:span>? I really need to use my computer...</text:p>
      <text:p text:style-name="Text_20_body"><text:span text:style-name="Strong_20_Emphasis">Support:</text:span><text:line-break/>I’m sorry to hear <text:span text:style-name="T1">that</text:span>. I’ll help you <text:span text:style-name="T1">fix</text:span> the issue. <text:span text:style-name="T1">I need you to </text:span>answer a few questions.</text:p>
      <text:list text:style-name="L1">
        <text:list-item>
          <text:p text:style-name="P1">How long have you been experiencing this slow<text:span text:style-name="T1">ness</text:span>?</text:p>
        </text:list-item>
        <text:list-item>
          <text:p text:style-name="P1"><text:span text:style-name="T1">Does</text:span> this happens <text:span text:style-name="T1">while</text:span> using specific programs or is it <text:span text:style-name="T1">always </text:span>slow?</text:p>
        </text:list-item>
        <text:list-item>
          <text:p text:style-name="P2">How much storage do you have <text:span text:style-name="T1">free </text:span>on your hard dri<text:span text:style-name="T1">i</text:span>ve?</text:p>
        </text:list-item>
      </text:list>
      <text:p text:style-name="Text_20_body"><text:span text:style-name="Strong_20_Emphasis">User:</text:span><text:line-break/>It’s been happening for a couple of weeks, but it seems to be getting worse.. It’s slow with everything—programs, internet, even just moving files around. As for storage, I’m not sure, but I’ve been downloading a lot of files recently.</text:p>
      <text:p text:style-name="P3"><text:span text:style-name="Strong_20_Emphasis">Support:</text:span><text:line-break/>Thanks for the info. One of the most common causes of slow performance is a lack of available storage. Let’s start by checking your hard drive space. If your computer’s storage is almost full, it can severely impact performance. Here’s how you can check:</text:p>
      <text:list text:style-name="L2">
        <text:list-item>
          <text:p text:style-name="P4"><text:span text:style-name="Strong_20_Emphasis">Windows</text:span>: Open File Explorer and click “This PC” to see how much storage is available on each drive.</text:p>
        </text:list-item>
        <text:list-item>
          <text:p text:style-name="P5"><text:span text:style-name="Strong_20_Emphasis">Mac</text:span>: Click the Apple menu, go to “About This Mac,” and select the “Storage” tab.</text:p>
        </text:list-item>
      </text:list>
      <text:p text:style-name="Text_20_body">Could you check and let me know how much free space you have left?</text:p>
      <text:p text:style-name="Text_20_body"><text:span text:style-name="Strong_20_Emphasis">User</text:span><text:span text:style-name="Strong_20_Emphasis"><text:span text:style-name="T1">s</text:span></text:span><text:span text:style-name="Strong_20_Emphasis">:</text:span><text:line-break/>Okay, I checked, and I only have about 10 GB left on my main drive. Is that bad?</text:p>
      <text:p text:style-name="Text_20_body"><text:span text:style-name="Strong_20_Emphasis">Support:</text:span><text:line-break/>Yes,, having only 10 GB left on your drive can definitely slow things down. Your operating system needs space to create temporary files and manage running programs. I recommend clearing some space by doing the following:</text:p>
      <text:list text:style-name="L3">
        <text:list-item>
          <text:p text:style-name="P6"><text:span text:style-name="Strong_20_Emphasis">Delete unnecessary files</text:span>: Go thr<text:span text:style-name="T1">r</text:span>ough your Downloads folder or any large files you no longer need.</text:p>
        </text:list-item>
        <text:list-item>
          <text:p text:style-name="P6"><text:span text:style-name="Strong_20_Emphasis">Empty the Recycle Bin</text:span>: Files in there still take up space until permanently deleted.</text:p>
        </text:list-item>
        <text:list-item>
          <text:p text:style-name="P6"><text:span text:style-name="Strong_20_Emphasis">Uninstall unused programs</text:span>: Some programs can take up a lot of s<text:span text:style-name="T1">p</text:span>pace without you realizing.</text:p>
        </text:list-item>
        <text:list-item>
          <text:p text:style-name="P7"><text:span text:style-name="Strong_20_Emphasis">Use Disk Cleanup (Windows)</text:span> or <text:span text:style-name="Strong_20_Emphasis">Manage Storage (Mac):</text:span>: These tools can help clear temp<text:span text:style-name="T1">p</text:span>orary files and system caches.</text:p>
        </text:list-item>
      </text:list>
      <text:p text:style-name="Text_20_body">Once you free up some space, restart your computer and see if performance improves.</text:p>
      <text:p text:style-name="Text_20_body"><text:span text:style-name="Strong_20_Emphasis">User:</text:span><text:line-break/>I de<text:span text:style-name="T1">e</text:span>leted a bunch of files and cleared out some old programs. I’ve got around 50 GB free now. It seems a bit better, but it’s still slow. Any other ideas?</text:p>
      <text:p text:style-name="Text_20_body"><text:soft-page-break/><text:span text:style-name="Strong_20_Emphasis">Support:</text:span><text:line-break/>Good job on freeing up space! Since the computer is still running slow, let’s try a couple of other things:</text:p>
      <text:list text:style-name="L4">
        <text:list-item>
          <text:p text:style-name="P8"><text:span text:style-name="Strong_20_Emphasis">Check for background programs</text:span>: Open the <text:span text:style-name="Strong_20_Emphasis">Task Manager (Windows)</text:span> or <text:span text:style-name="Strong_20_Emphasis">Activity Monitor (Mac)</text:span> to see if any programs are using too much CPU or memory. You might have some applications running in the background that are hogging resources.</text:p>
        </text:list-item>
        <text:list-item>
          <text:p text:style-name="P8"><text:span text:style-name="Strong_20_Emphasis">Scan for malware</text:span>: Sometimes, slow performance is caused by viruses or malware. I recommend running a full system scan using your antivirus software.</text:p>
        </text:list-item>
        <text:list-item>
          <text:p text:style-name="P9"><text:span text:style-name="Strong_20_Emphasis">Update your system</text:span>: Make sure your operating system and drivers are up to date. Updates often include performance improvements and bug fixes.</text:p>
        </text:list-item>
      </text:list>
      <text:p text:style-name="Text_20_body">Let me know if you see any programs using a lot of resources, or if your system is overdue for an update.</text:p>
      <text:p text:style-name="P3"><text:span text:style-name="Strong_20_Emphasis">User:</text:span><text:line-break/>I found a couple of programs running in the background that I didn’t even know were open. I closed those, and I’m running a system scan now. My antivirus didn’t find anything, but I’m noticing some improvement. Should I update my drivers too?</text:p>
      <text:p text:style-name="Text_20_body"><text:span text:style-name="Strong_20_Emphasis">Support:</text:span><text:line-break/>It’s great that you’re seeing improvement already! Updating your drivers, especially for components like your graphics card and chipset, can also help with performance. You can usually update drivers through:</text:p>
      <text:list text:style-name="L5">
        <text:list-item>
          <text:p text:style-name="P10"><text:span text:style-name="Strong_20_Emphasis">Windows Device Manager</text:span>: Right-click on each device and select “Update driver.”</text:p>
        </text:list-item>
        <text:list-item>
          <text:p text:style-name="P11"><text:span text:style-name="Strong_20_Emphasis">Mac</text:span>: Most drivers are updated with the operating system, but you can also check for firmware updates in the “App Store” under the Updates tab.</text:p>
        </text:list-item>
      </text:list>
      <text:p text:style-name="Text_20_body">Also, don’t forget to restart your computer after applying updates. This helps complete the installation and can clear up temporary performance issues.</text:p>
      <text:p text:style-name="Text_20_body"><text:span text:style-name="Strong_20_Emphasis">User:</text:span><text:line-break/>I’ve updated the drivers, and things are running much smoother now. It’s not lightning-fast, but way better than before. Anything else I can do to keep it running well?</text:p>
      <text:p text:style-name="Text_20_body"><text:span text:style-name="Strong_20_Emphasis">Support:</text:span><text:line-break/>I’m glad to hear it’s improved! To maintain good performance, here are a few ongoing tips:</text:p>
      <text:list text:style-name="L6">
        <text:list-item>
          <text:p text:style-name="P12"><text:span text:style-name="Strong_20_Emphasis">Regular maintenance</text:span>: Periodically clean up your files, clear caches, and uninstall programs you no longer need.</text:p>
        </text:list-item>
        <text:list-item>
          <text:p text:style-name="P12"><text:span text:style-name="Strong_20_Emphasis">Limit startup programs</text:span>: Too many programs launching at startup can slow down boot times. On Windows, you can manage these in the Task Manager under the “Startup” tab. On Mac, go to “System Preferences” &gt; “Users &amp; Groups” &gt; “Login Items.”</text:p>
        </text:list-item>
        <text:list-item>
          <text:p text:style-name="P12"><text:span text:style-name="Strong_20_Emphasis">Defragment your hard drive (Windows only)</text:span>: If you’re using a traditional HDD, defragging helps optimize file storage. SSDs don’t need defragmentation, though.</text:p>
        </text:list-item>
        <text:list-item>
          <text:p text:style-name="P13"><text:span text:style-name="Strong_20_Emphasis">Keep software updated</text:span>: Keep your system and programs up to date with the latest patches and security fixes.</text:p>
        </text:list-item>
      </text:list>
      <text:p text:style-name="Text_20_body">With these practices, your computer should stay running smoothly. Let me know if you need any further help!</text:p>
      <text:p text:style-name="Text_20_body"><text:soft-page-break/><text:span text:style-name="Strong_20_Emphasis">User:</text:span><text:line-break/>Thanks a lot for the help! I’ll make sure to keep up with the maintenance. It’s running much better now.</text:p>
      <text:p text:style-name="Text_20_body"><text:span text:style-name="Strong_20_Emphasis">Support:</text:span><text:line-break/>You’re welcome! I’m glad we could get things sorted out. Feel free to reach out if you run into any other issues. Have a great day!</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8T20:33:44.065000000</meta:creation-date>
    <dc:date>2024-10-28T20:56:25.759000000</dc:date>
    <meta:editing-duration>PT1M9S</meta:editing-duration>
    <meta:editing-cycles>1</meta:editing-cycles>
    <meta:document-statistic meta:table-count="0" meta:image-count="0" meta:object-count="0" meta:page-count="3" meta:paragraph-count="38" meta:word-count="883" meta:character-count="5098" meta:non-whitespace-character-count="4272"/>
    <meta:generator>LibreOffice/24.8.1.2$Windows_X86_64 LibreOffice_project/87fa9aec1a63e70835390b81c40bb8993f1d4ff6</meta:generator>
  </office:meta>
</office:document-meta>
</file>